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4cm"/>
    </style:style>
    <style:style style:name="co3" style:family="table-column">
      <style:table-column-properties fo:break-before="auto" style:column-width="1.2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 style:data-style-name="N107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 style:data-style-name="N107">
      <style:table-cell-properties fo:border-bottom="0.002cm solid #000000" fo:background-color="#99ccff" style:text-align-source="fix" style:repeat-content="false" fo:border-left="none" fo:border-right="none" fo:border-top="non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7">
      <style:table-cell-properties fo:background-color="#3deb3d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7">
      <style:table-cell-properties fo:background-color="#83caff"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gr1" style:family="graphic">
      <style:graphic-properties svg:stroke-width="0.1cm" draw:marker-start="Arrow" draw:marker-start-width="0.35cm" draw:marker-end-width="0.35cm" draw:fill="solid" draw:fill-color="#3deb3d" fo:min-height="1.267cm" fo:padding-top="0.25cm" fo:padding-bottom="0.25cm" fo:padding-left="0.25cm" fo:padding-right="0.25cm"/>
    </style:style>
    <style:style style:name="ta_extref" style:family="table">
      <style:table-properties table:display="false"/>
    </style:style>
    <style:style style:name="T1" style:family="text">
      <style:text-properties style:text-position="sub 58%" fo:font-size="14pt" style:font-size-asian="14pt" style:font-size-complex="14pt"/>
    </style:style>
    <style:style style:name="T2" style:family="text">
      <style:text-properties style:text-position="sub 58%" fo:font-size="14pt"/>
    </style:style>
  </office:automatic-styles>
  <office:body>
    <office:spreadsheet>
      <table:table table:name="Folla1" table:style-name="ta1" table:print="false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3" office:value-type="string" table:number-columns-spanned="8" table:number-rows-spanned="1">
            <text:p>Método de bisección</text:p>
          </table:table-cell>
          <table:covered-table-cell table:number-columns-repeated="7"/>
        </table:table-row>
        <table:table-row table:style-name="ro1">
          <table:table-cell table:number-columns-repeated="3"/>
          <table:table-cell>
            <draw:caption draw:z-index="0" draw:style-name="gr1" svg:width="8.65cm" svg:height="1.767cm" svg:x="7.715cm" svg:y="0.239cm" draw:caption-point-x="-6.196cm" draw:caption-point-y="1.968cm">
              <text:p><text:s/>Modifica la forma de calcular Xm para obtener el <text:s/>método de Regula Falsi</text:p>
            </draw:caption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6" office:value-type="string" table:number-columns-spanned="3" table:number-rows-spanned="1">
            <text:p>f(x) = cos(x) – x</text:p>
          </table:table-cell>
          <table:covered-table-cell table:number-columns-repeated="2"/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4" office:value-type="string">
            <text:p>x<text:span text:style-name="T1">1</text:span></text:p>
          </table:table-cell>
          <table:table-cell table:style-name="ce4" office:value-type="string">
            <text:p>x<text:span text:style-name="T1">m</text:span></text:p>
          </table:table-cell>
          <table:table-cell table:style-name="ce4" office:value-type="string">
            <text:p>x<text:span text:style-name="T2">2</text:span></text:p>
          </table:table-cell>
          <table:table-cell/>
          <table:table-cell table:style-name="ce4" office:value-type="string">
            <text:p>f(x<text:span text:style-name="T2">1</text:span>)</text:p>
          </table:table-cell>
          <table:table-cell table:style-name="ce4" office:value-type="string">
            <text:p>f(x<text:span text:style-name="T2">m</text:span>)</text:p>
          </table:table-cell>
          <table:table-cell table:style-name="ce4" office:value-type="string">
            <text:p>f(x<text:span text:style-name="T2">2</text:span>)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float" office:value="0">
            <text:p>0,00000000</text:p>
          </table:table-cell>
          <table:table-cell table:formula="of:=([.C9]+[.E9])/2" office:value-type="float" office:value="0.5">
            <text:p>0,50000000</text:p>
          </table:table-cell>
          <table:table-cell table:style-name="ce5" office:value-type="float" office:value="1">
            <text:p>1,00000000</text:p>
          </table:table-cell>
          <table:table-cell/>
          <table:table-cell table:formula="of:=FUNC([.C9])" office:value-type="float" office:value="1">
            <text:p>1,00000000</text:p>
          </table:table-cell>
          <table:table-cell table:formula="of:=FUNC([.D9])" office:value-type="float" office:value="0.377582561890373">
            <text:p>0,37758256</text:p>
          </table:table-cell>
          <table:table-cell table:formula="of:=FUNC([.E9])" office:value-type="float" office:value="-0.45969769413186">
            <text:p>-0,45969769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IF([.G9]*[.H9]&lt;0;[.C9];[.D9])" office:value-type="float" office:value="0.5">
            <text:p>0,50000000</text:p>
          </table:table-cell>
          <table:table-cell table:formula="of:=([.C10]+[.E10])/2" office:value-type="float" office:value="0.75">
            <text:p>0,75000000</text:p>
          </table:table-cell>
          <table:table-cell table:formula="of:=IF([.G9]*[.H9]&lt;0;[.D9];[.E9])" office:value-type="float" office:value="1">
            <text:p>1,00000000</text:p>
          </table:table-cell>
          <table:table-cell/>
          <table:table-cell table:formula="of:=FUNC([.C10])" office:value-type="float" office:value="0.377582561890373">
            <text:p>0,37758256</text:p>
          </table:table-cell>
          <table:table-cell table:formula="of:=FUNC([.D10])" office:value-type="float" office:value="-0.0183111311261791">
            <text:p>-0,01831113</text:p>
          </table:table-cell>
          <table:table-cell table:formula="of:=FUNC([.E10])" office:value-type="float" office:value="-0.45969769413186">
            <text:p>-0,45969769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IF([.G10]*[.H10]&lt;0;[.C10];[.D10])" office:value-type="float" office:value="0.5">
            <text:p>0,50000000</text:p>
          </table:table-cell>
          <table:table-cell table:formula="of:=([.C11]+[.E11])/2" office:value-type="float" office:value="0.625">
            <text:p>0,62500000</text:p>
          </table:table-cell>
          <table:table-cell table:formula="of:=IF([.G10]*[.H10]&lt;0;[.D10];[.E10])" office:value-type="float" office:value="0.75">
            <text:p>0,75000000</text:p>
          </table:table-cell>
          <table:table-cell/>
          <table:table-cell table:formula="of:=FUNC([.C11])" office:value-type="float" office:value="0.377582561890373">
            <text:p>0,37758256</text:p>
          </table:table-cell>
          <table:table-cell table:formula="of:=FUNC([.D11])" office:value-type="float" office:value="0.185963119505218">
            <text:p>0,18596312</text:p>
          </table:table-cell>
          <table:table-cell table:formula="of:=FUNC([.E11])" office:value-type="float" office:value="-0.0183111311261791">
            <text:p>-0,0183111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IF([.G11]*[.H11]&lt;0;[.C11];[.D11])" office:value-type="float" office:value="0.625">
            <text:p>0,62500000</text:p>
          </table:table-cell>
          <table:table-cell table:formula="of:=([.C12]+[.E12])/2" office:value-type="float" office:value="0.6875">
            <text:p>0,68750000</text:p>
          </table:table-cell>
          <table:table-cell table:formula="of:=IF([.G11]*[.H11]&lt;0;[.D11];[.E11])" office:value-type="float" office:value="0.75">
            <text:p>0,75000000</text:p>
          </table:table-cell>
          <table:table-cell/>
          <table:table-cell table:formula="of:=FUNC([.C12])" office:value-type="float" office:value="0.185963119505218">
            <text:p>0,18596312</text:p>
          </table:table-cell>
          <table:table-cell table:formula="of:=FUNC([.D12])" office:value-type="float" office:value="0.0853349461524715">
            <text:p>0,08533495</text:p>
          </table:table-cell>
          <table:table-cell table:formula="of:=FUNC([.E12])" office:value-type="float" office:value="-0.0183111311261791">
            <text:p>-0,01831113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IF([.G12]*[.H12]&lt;0;[.C12];[.D12])" office:value-type="float" office:value="0.6875">
            <text:p>0,68750000</text:p>
          </table:table-cell>
          <table:table-cell table:formula="of:=([.C13]+[.E13])/2" office:value-type="float" office:value="0.71875">
            <text:p>0,71875000</text:p>
          </table:table-cell>
          <table:table-cell table:formula="of:=IF([.G12]*[.H12]&lt;0;[.D12];[.E12])" office:value-type="float" office:value="0.75">
            <text:p>0,75000000</text:p>
          </table:table-cell>
          <table:table-cell/>
          <table:table-cell table:formula="of:=FUNC([.C13])" office:value-type="float" office:value="0.0853349461524715">
            <text:p>0,08533495</text:p>
          </table:table-cell>
          <table:table-cell table:formula="of:=FUNC([.D13])" office:value-type="float" office:value="0.0338793724180665">
            <text:p>0,03387937</text:p>
          </table:table-cell>
          <table:table-cell table:formula="of:=FUNC([.E13])" office:value-type="float" office:value="-0.0183111311261791">
            <text:p>-0,01831113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IF([.G13]*[.H13]&lt;0;[.C13];[.D13])" office:value-type="float" office:value="0.71875">
            <text:p>0,71875000</text:p>
          </table:table-cell>
          <table:table-cell table:formula="of:=([.C14]+[.E14])/2" office:value-type="float" office:value="0.734375">
            <text:p>0,73437500</text:p>
          </table:table-cell>
          <table:table-cell table:formula="of:=IF([.G13]*[.H13]&lt;0;[.D13];[.E13])" office:value-type="float" office:value="0.75">
            <text:p>0,75000000</text:p>
          </table:table-cell>
          <table:table-cell/>
          <table:table-cell table:formula="of:=FUNC([.C14])" office:value-type="float" office:value="0.0338793724180665">
            <text:p>0,03387937</text:p>
          </table:table-cell>
          <table:table-cell table:formula="of:=FUNC([.D14])" office:value-type="float" office:value="0.00787472545850132">
            <text:p>0,00787473</text:p>
          </table:table-cell>
          <table:table-cell table:formula="of:=FUNC([.E14])" office:value-type="float" office:value="-0.0183111311261791">
            <text:p>-0,0183111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IF([.G14]*[.H14]&lt;0;[.C14];[.D14])" office:value-type="float" office:value="0.734375">
            <text:p>0,73437500</text:p>
          </table:table-cell>
          <table:table-cell table:formula="of:=([.C15]+[.E15])/2" office:value-type="float" office:value="0.7421875">
            <text:p>0,74218750</text:p>
          </table:table-cell>
          <table:table-cell table:formula="of:=IF([.G14]*[.H14]&lt;0;[.D14];[.E14])" office:value-type="float" office:value="0.75">
            <text:p>0,75000000</text:p>
          </table:table-cell>
          <table:table-cell/>
          <table:table-cell table:formula="of:=FUNC([.C15])" office:value-type="float" office:value="0.00787472545850132">
            <text:p>0,00787473</text:p>
          </table:table-cell>
          <table:table-cell table:formula="of:=FUNC([.D15])" office:value-type="float" office:value="-0.00519571174375921">
            <text:p>-0,00519571</text:p>
          </table:table-cell>
          <table:table-cell table:formula="of:=FUNC([.E15])" office:value-type="float" office:value="-0.0183111311261791">
            <text:p>-0,01831113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IF([.G15]*[.H15]&lt;0;[.C15];[.D15])" office:value-type="float" office:value="0.734375">
            <text:p>0,73437500</text:p>
          </table:table-cell>
          <table:table-cell table:formula="of:=([.C16]+[.E16])/2" office:value-type="float" office:value="0.73828125">
            <text:p>0,73828125</text:p>
          </table:table-cell>
          <table:table-cell table:formula="of:=IF([.G15]*[.H15]&lt;0;[.D15];[.E15])" office:value-type="float" office:value="0.7421875">
            <text:p>0,74218750</text:p>
          </table:table-cell>
          <table:table-cell/>
          <table:table-cell table:formula="of:=FUNC([.C16])" office:value-type="float" office:value="0.00787472545850132">
            <text:p>0,00787473</text:p>
          </table:table-cell>
          <table:table-cell table:formula="of:=FUNC([.D16])" office:value-type="float" office:value="0.00134514975180511">
            <text:p>0,00134515</text:p>
          </table:table-cell>
          <table:table-cell table:formula="of:=FUNC([.E16])" office:value-type="float" office:value="-0.00519571174375921">
            <text:p>-0,00519571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IF([.G16]*[.H16]&lt;0;[.C16];[.D16])" office:value-type="float" office:value="0.73828125">
            <text:p>0,73828125</text:p>
          </table:table-cell>
          <table:table-cell table:formula="of:=([.C17]+[.E17])/2" office:value-type="float" office:value="0.740234375">
            <text:p>0,74023438</text:p>
          </table:table-cell>
          <table:table-cell table:formula="of:=IF([.G16]*[.H16]&lt;0;[.D16];[.E16])" office:value-type="float" office:value="0.7421875">
            <text:p>0,74218750</text:p>
          </table:table-cell>
          <table:table-cell/>
          <table:table-cell table:formula="of:=FUNC([.C17])" office:value-type="float" office:value="0.00134514975180511">
            <text:p>0,00134515</text:p>
          </table:table-cell>
          <table:table-cell table:formula="of:=FUNC([.D17])" office:value-type="float" office:value="-0.00192387278089767">
            <text:p>-0,00192387</text:p>
          </table:table-cell>
          <table:table-cell table:formula="of:=FUNC([.E17])" office:value-type="float" office:value="-0.00519571174375921">
            <text:p>-0,0051957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IF([.G17]*[.H17]&lt;0;[.C17];[.D17])" office:value-type="float" office:value="0.73828125">
            <text:p>0,73828125</text:p>
          </table:table-cell>
          <table:table-cell table:formula="of:=([.C18]+[.E18])/2" office:value-type="float" office:value="0.7392578125">
            <text:p>0,73925781</text:p>
          </table:table-cell>
          <table:table-cell table:formula="of:=IF([.G17]*[.H17]&lt;0;[.D17];[.E17])" office:value-type="float" office:value="0.740234375">
            <text:p>0,74023438</text:p>
          </table:table-cell>
          <table:table-cell/>
          <table:table-cell table:formula="of:=FUNC([.C18])" office:value-type="float" office:value="0.00134514975180511">
            <text:p>0,00134515</text:p>
          </table:table-cell>
          <table:table-cell table:formula="of:=FUNC([.D18])" office:value-type="float" office:value="-0.000289009146790087">
            <text:p>-0,00028901</text:p>
          </table:table-cell>
          <table:table-cell table:formula="of:=FUNC([.E18])" office:value-type="float" office:value="-0.00192387278089767">
            <text:p>-0,00192387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IF([.G18]*[.H18]&lt;0;[.C18];[.D18])" office:value-type="float" office:value="0.73828125">
            <text:p>0,73828125</text:p>
          </table:table-cell>
          <table:table-cell table:formula="of:=([.C19]+[.E19])/2" office:value-type="float" office:value="0.73876953125">
            <text:p>0,73876953</text:p>
          </table:table-cell>
          <table:table-cell table:formula="of:=IF([.G18]*[.H18]&lt;0;[.D18];[.E18])" office:value-type="float" office:value="0.7392578125">
            <text:p>0,73925781</text:p>
          </table:table-cell>
          <table:table-cell/>
          <table:table-cell table:formula="of:=FUNC([.C19])" office:value-type="float" office:value="0.00134514975180511">
            <text:p>0,00134515</text:p>
          </table:table-cell>
          <table:table-cell table:formula="of:=FUNC([.D19])" office:value-type="float" office:value="0.000528158433658166">
            <text:p>0,00052816</text:p>
          </table:table-cell>
          <table:table-cell table:formula="of:=FUNC([.E19])" office:value-type="float" office:value="-0.000289009146790087">
            <text:p>-0,0002890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IF([.G19]*[.H19]&lt;0;[.C19];[.D19])" office:value-type="float" office:value="0.73876953125">
            <text:p>0,73876953</text:p>
          </table:table-cell>
          <table:table-cell table:formula="of:=([.C20]+[.E20])/2" office:value-type="float" office:value="0.739013671875">
            <text:p>0,73901367</text:p>
          </table:table-cell>
          <table:table-cell table:formula="of:=IF([.G19]*[.H19]&lt;0;[.D19];[.E19])" office:value-type="float" office:value="0.7392578125">
            <text:p>0,73925781</text:p>
          </table:table-cell>
          <table:table-cell/>
          <table:table-cell table:formula="of:=FUNC([.C20])" office:value-type="float" office:value="0.000528158433658166">
            <text:p>0,00052816</text:p>
          </table:table-cell>
          <table:table-cell table:formula="of:=FUNC([.D20])" office:value-type="float" office:value="0.000119596671321887">
            <text:p>0,00011960</text:p>
          </table:table-cell>
          <table:table-cell table:formula="of:=FUNC([.E20])" office:value-type="float" office:value="-0.000289009146790087">
            <text:p>-0,00028901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IF([.G20]*[.H20]&lt;0;[.C20];[.D20])" office:value-type="float" office:value="0.739013671875">
            <text:p>0,73901367</text:p>
          </table:table-cell>
          <table:table-cell table:formula="of:=([.C21]+[.E21])/2" office:value-type="float" office:value="0.7391357421875">
            <text:p>0,73913574</text:p>
          </table:table-cell>
          <table:table-cell table:formula="of:=IF([.G20]*[.H20]&lt;0;[.D20];[.E20])" office:value-type="float" office:value="0.7392578125">
            <text:p>0,73925781</text:p>
          </table:table-cell>
          <table:table-cell/>
          <table:table-cell table:formula="of:=FUNC([.C21])" office:value-type="float" office:value="0.000119596671321887">
            <text:p>0,00011960</text:p>
          </table:table-cell>
          <table:table-cell table:formula="of:=FUNC([.D21])" office:value-type="float" office:value="-0.0000847007313747872">
            <text:p>-0,00008470</text:p>
          </table:table-cell>
          <table:table-cell table:formula="of:=FUNC([.E21])" office:value-type="float" office:value="-0.000289009146790087">
            <text:p>-0,00028901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IF([.G21]*[.H21]&lt;0;[.C21];[.D21])" office:value-type="float" office:value="0.739013671875">
            <text:p>0,73901367</text:p>
          </table:table-cell>
          <table:table-cell table:formula="of:=([.C22]+[.E22])/2" office:value-type="float" office:value="0.73907470703125">
            <text:p>0,73907471</text:p>
          </table:table-cell>
          <table:table-cell table:formula="of:=IF([.G21]*[.H21]&lt;0;[.D21];[.E21])" office:value-type="float" office:value="0.7391357421875">
            <text:p>0,73913574</text:p>
          </table:table-cell>
          <table:table-cell/>
          <table:table-cell table:formula="of:=FUNC([.C22])" office:value-type="float" office:value="0.000119596671321887">
            <text:p>0,00011960</text:p>
          </table:table-cell>
          <table:table-cell table:formula="of:=FUNC([.D22])" office:value-type="float" office:value="0.0000174493466399417">
            <text:p>0,00001745</text:p>
          </table:table-cell>
          <table:table-cell table:formula="of:=FUNC([.E22])" office:value-type="float" office:value="-0.0000847007313747872">
            <text:p>-0,00008470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IF([.G22]*[.H22]&lt;0;[.C22];[.D22])" office:value-type="float" office:value="0.73907470703125">
            <text:p>0,73907471</text:p>
          </table:table-cell>
          <table:table-cell table:formula="of:=([.C23]+[.E23])/2" office:value-type="float" office:value="0.739105224609375">
            <text:p>0,73910522</text:p>
          </table:table-cell>
          <table:table-cell table:formula="of:=IF([.G22]*[.H22]&lt;0;[.D22];[.E22])" office:value-type="float" office:value="0.7391357421875">
            <text:p>0,73913574</text:p>
          </table:table-cell>
          <table:table-cell/>
          <table:table-cell table:formula="of:=FUNC([.C23])" office:value-type="float" office:value="0.0000174493466399417">
            <text:p>0,00001745</text:p>
          </table:table-cell>
          <table:table-cell table:formula="of:=FUNC([.D23])" office:value-type="float" office:value="-0.0000336253482103865">
            <text:p>-0,00003363</text:p>
          </table:table-cell>
          <table:table-cell table:formula="of:=FUNC([.E23])" office:value-type="float" office:value="-0.0000847007313747872">
            <text:p>-0,0000847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IF([.G23]*[.H23]&lt;0;[.C23];[.D23])" office:value-type="float" office:value="0.73907470703125">
            <text:p>0,73907471</text:p>
          </table:table-cell>
          <table:table-cell table:formula="of:=([.C24]+[.E24])/2" office:value-type="float" office:value="0.739089965820313">
            <text:p>0,73908997</text:p>
          </table:table-cell>
          <table:table-cell table:formula="of:=IF([.G23]*[.H23]&lt;0;[.D23];[.E23])" office:value-type="float" office:value="0.739105224609375">
            <text:p>0,73910522</text:p>
          </table:table-cell>
          <table:table-cell/>
          <table:table-cell table:formula="of:=FUNC([.C24])" office:value-type="float" office:value="0.0000174493466399417">
            <text:p>0,00001745</text:p>
          </table:table-cell>
          <table:table-cell table:formula="of:=FUNC([.D24])" office:value-type="float" office:value="-0.00000808791474471438">
            <text:p>-0,00000809</text:p>
          </table:table-cell>
          <table:table-cell table:formula="of:=FUNC([.E24])" office:value-type="float" office:value="-0.0000336253482103865">
            <text:p>-0,00003363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IF([.G24]*[.H24]&lt;0;[.C24];[.D24])" office:value-type="float" office:value="0.73907470703125">
            <text:p>0,73907471</text:p>
          </table:table-cell>
          <table:table-cell table:formula="of:=([.C25]+[.E25])/2" office:value-type="float" office:value="0.739082336425781">
            <text:p>0,73908234</text:p>
          </table:table-cell>
          <table:table-cell table:formula="of:=IF([.G24]*[.H24]&lt;0;[.D24];[.E24])" office:value-type="float" office:value="0.739089965820313">
            <text:p>0,73908997</text:p>
          </table:table-cell>
          <table:table-cell/>
          <table:table-cell table:formula="of:=FUNC([.C25])" office:value-type="float" office:value="0.0000174493466399417">
            <text:p>0,00001745</text:p>
          </table:table-cell>
          <table:table-cell table:formula="of:=FUNC([.D25])" office:value-type="float" office:value="0.00000468073745785169">
            <text:p>0,00000468</text:p>
          </table:table-cell>
          <table:table-cell table:formula="of:=FUNC([.E25])" office:value-type="float" office:value="-0.00000808791474471438">
            <text:p>-0,00000809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IF([.G25]*[.H25]&lt;0;[.C25];[.D25])" office:value-type="float" office:value="0.739082336425781">
            <text:p>0,73908234</text:p>
          </table:table-cell>
          <table:table-cell table:formula="of:=([.C26]+[.E26])/2" office:value-type="float" office:value="0.739086151123047">
            <text:p>0,73908615</text:p>
          </table:table-cell>
          <table:table-cell table:formula="of:=IF([.G25]*[.H25]&lt;0;[.D25];[.E25])" office:value-type="float" office:value="0.739089965820313">
            <text:p>0,73908997</text:p>
          </table:table-cell>
          <table:table-cell/>
          <table:table-cell table:formula="of:=FUNC([.C26])" office:value-type="float" office:value="0.00000468073745785169">
            <text:p>0,00000468</text:p>
          </table:table-cell>
          <table:table-cell table:formula="of:=FUNC([.D26])" office:value-type="float" office:value="-0.00000170358326589959">
            <text:p>-0,00000170</text:p>
          </table:table-cell>
          <table:table-cell table:formula="of:=FUNC([.E26])" office:value-type="float" office:value="-0.00000808791474471438">
            <text:p>-0,00000809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IF([.G26]*[.H26]&lt;0;[.C26];[.D26])" office:value-type="float" office:value="0.739082336425781">
            <text:p>0,73908234</text:p>
          </table:table-cell>
          <table:table-cell table:formula="of:=([.C27]+[.E27])/2" office:value-type="float" office:value="0.739084243774414">
            <text:p>0,73908424</text:p>
          </table:table-cell>
          <table:table-cell table:formula="of:=IF([.G26]*[.H26]&lt;0;[.D26];[.E26])" office:value-type="float" office:value="0.739086151123047">
            <text:p>0,73908615</text:p>
          </table:table-cell>
          <table:table-cell/>
          <table:table-cell table:formula="of:=FUNC([.C27])" office:value-type="float" office:value="0.00000468073745785169">
            <text:p>0,00000468</text:p>
          </table:table-cell>
          <table:table-cell table:formula="of:=FUNC([.D27])" office:value-type="float" office:value="0.00000148857844040062">
            <text:p>0,00000149</text:p>
          </table:table-cell>
          <table:table-cell table:formula="of:=FUNC([.E27])" office:value-type="float" office:value="-0.00000170358326589959">
            <text:p>-0,0000017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IF([.G27]*[.H27]&lt;0;[.C27];[.D27])" office:value-type="float" office:value="0.739084243774414">
            <text:p>0,73908424</text:p>
          </table:table-cell>
          <table:table-cell table:formula="of:=([.C28]+[.E28])/2" office:value-type="float" office:value="0.739085197448731">
            <text:p>0,73908520</text:p>
          </table:table-cell>
          <table:table-cell table:formula="of:=IF([.G27]*[.H27]&lt;0;[.D27];[.E27])" office:value-type="float" office:value="0.739086151123047">
            <text:p>0,73908615</text:p>
          </table:table-cell>
          <table:table-cell/>
          <table:table-cell table:formula="of:=FUNC([.C28])" office:value-type="float" office:value="0.00000148857844040062">
            <text:p>0,00000149</text:p>
          </table:table-cell>
          <table:table-cell table:formula="of:=FUNC([.D28])" office:value-type="float" office:value="-0.000000107502076684973">
            <text:p>-0,00000011</text:p>
          </table:table-cell>
          <table:table-cell table:formula="of:=FUNC([.E28])" office:value-type="float" office:value="-0.00000170358326589959">
            <text:p>-0,0000017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IF([.G28]*[.H28]&lt;0;[.C28];[.D28])" office:value-type="float" office:value="0.739084243774414">
            <text:p>0,73908424</text:p>
          </table:table-cell>
          <table:table-cell table:formula="of:=([.C29]+[.E29])/2" office:value-type="float" office:value="0.739084720611572">
            <text:p>0,73908472</text:p>
          </table:table-cell>
          <table:table-cell table:formula="of:=IF([.G28]*[.H28]&lt;0;[.D28];[.E28])" office:value-type="float" office:value="0.739085197448731">
            <text:p>0,73908520</text:p>
          </table:table-cell>
          <table:table-cell/>
          <table:table-cell table:formula="of:=FUNC([.C29])" office:value-type="float" office:value="0.00000148857844040062">
            <text:p>0,00000149</text:p>
          </table:table-cell>
          <table:table-cell table:formula="of:=FUNC([.D29])" office:value-type="float" office:value="0.000000690538265901708">
            <text:p>0,00000069</text:p>
          </table:table-cell>
          <table:table-cell table:formula="of:=FUNC([.E29])" office:value-type="float" office:value="-0.000000107502076684973">
            <text:p>-0,00000011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IF([.G29]*[.H29]&lt;0;[.C29];[.D29])" office:value-type="float" office:value="0.739084720611572">
            <text:p>0,73908472</text:p>
          </table:table-cell>
          <table:table-cell table:formula="of:=([.C30]+[.E30])/2" office:value-type="float" office:value="0.739084959030151">
            <text:p>0,73908496</text:p>
          </table:table-cell>
          <table:table-cell table:formula="of:=IF([.G29]*[.H29]&lt;0;[.D29];[.E29])" office:value-type="float" office:value="0.739085197448731">
            <text:p>0,73908520</text:p>
          </table:table-cell>
          <table:table-cell/>
          <table:table-cell table:formula="of:=FUNC([.C30])" office:value-type="float" office:value="0.000000690538265901708">
            <text:p>0,00000069</text:p>
          </table:table-cell>
          <table:table-cell table:formula="of:=FUNC([.D30])" office:value-type="float" office:value="0.000000291518115647094">
            <text:p>0,00000029</text:p>
          </table:table-cell>
          <table:table-cell table:formula="of:=FUNC([.E30])" office:value-type="float" office:value="-0.000000107502076684973">
            <text:p>-0,00000011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IF([.G30]*[.H30]&lt;0;[.C30];[.D30])" office:value-type="float" office:value="0.739084959030151">
            <text:p>0,73908496</text:p>
          </table:table-cell>
          <table:table-cell table:formula="of:=([.C31]+[.E31])/2" office:value-type="float" office:value="0.739085078239441">
            <text:p>0,73908508</text:p>
          </table:table-cell>
          <table:table-cell table:formula="of:=IF([.G30]*[.H30]&lt;0;[.D30];[.E30])" office:value-type="float" office:value="0.739085197448731">
            <text:p>0,73908520</text:p>
          </table:table-cell>
          <table:table-cell/>
          <table:table-cell table:formula="of:=FUNC([.C31])" office:value-type="float" office:value="0.000000291518115647094">
            <text:p>0,00000029</text:p>
          </table:table-cell>
          <table:table-cell table:formula="of:=FUNC([.D31])" office:value-type="float" office:value="0.0000000920080247546196">
            <text:p>0,00000009</text:p>
          </table:table-cell>
          <table:table-cell table:formula="of:=FUNC([.E31])" office:value-type="float" office:value="-0.000000107502076684973">
            <text:p>-0,00000011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IF([.G31]*[.H31]&lt;0;[.C31];[.D31])" office:value-type="float" office:value="0.739085078239441">
            <text:p>0,73908508</text:p>
          </table:table-cell>
          <table:table-cell table:formula="of:=([.C32]+[.E32])/2" office:value-type="float" office:value="0.739085137844086">
            <text:p>0,73908514</text:p>
          </table:table-cell>
          <table:table-cell table:formula="of:=IF([.G31]*[.H31]&lt;0;[.D31];[.E31])" office:value-type="float" office:value="0.739085197448731">
            <text:p>0,73908520</text:p>
          </table:table-cell>
          <table:table-cell/>
          <table:table-cell table:formula="of:=FUNC([.C32])" office:value-type="float" office:value="0.0000000920080247546196">
            <text:p>0,00000009</text:p>
          </table:table-cell>
          <table:table-cell table:formula="of:=FUNC([.D32])" office:value-type="float" office:value="-0.00000000774702468842037">
            <text:p>-0,00000001</text:p>
          </table:table-cell>
          <table:table-cell table:formula="of:=FUNC([.E32])" office:value-type="float" office:value="-0.000000107502076684973">
            <text:p>-0,00000011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IF([.G32]*[.H32]&lt;0;[.C32];[.D32])" office:value-type="float" office:value="0.739085078239441">
            <text:p>0,73908508</text:p>
          </table:table-cell>
          <table:table-cell table:formula="of:=([.C33]+[.E33])/2" office:value-type="float" office:value="0.739085108041763">
            <text:p>0,73908511</text:p>
          </table:table-cell>
          <table:table-cell table:formula="of:=IF([.G32]*[.H32]&lt;0;[.D32];[.E32])" office:value-type="float" office:value="0.739085137844086">
            <text:p>0,73908514</text:p>
          </table:table-cell>
          <table:table-cell/>
          <table:table-cell table:formula="of:=FUNC([.C33])" office:value-type="float" office:value="0.0000000920080247546196">
            <text:p>0,00000009</text:p>
          </table:table-cell>
          <table:table-cell table:formula="of:=FUNC([.D33])" office:value-type="float" office:value="0.0000000421305003106554">
            <text:p>0,00000004</text:p>
          </table:table-cell>
          <table:table-cell table:formula="of:=FUNC([.E33])" office:value-type="float" office:value="-0.00000000774702468842037">
            <text:p>-0,00000001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IF([.G33]*[.H33]&lt;0;[.C33];[.D33])" office:value-type="float" office:value="0.739085108041763">
            <text:p>0,73908511</text:p>
          </table:table-cell>
          <table:table-cell table:formula="of:=([.C34]+[.E34])/2" office:value-type="float" office:value="0.739085122942925">
            <text:p>0,73908512</text:p>
          </table:table-cell>
          <table:table-cell table:formula="of:=IF([.G33]*[.H33]&lt;0;[.D33];[.E33])" office:value-type="float" office:value="0.739085137844086">
            <text:p>0,73908514</text:p>
          </table:table-cell>
          <table:table-cell/>
          <table:table-cell table:formula="of:=FUNC([.C34])" office:value-type="float" office:value="0.0000000421305003106554">
            <text:p>0,00000004</text:p>
          </table:table-cell>
          <table:table-cell table:formula="of:=FUNC([.D34])" office:value-type="float" office:value="0.0000000171917379221398">
            <text:p>0,00000002</text:p>
          </table:table-cell>
          <table:table-cell table:formula="of:=FUNC([.E34])" office:value-type="float" office:value="-0.00000000774702468842037">
            <text:p>-0,00000001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IF([.G34]*[.H34]&lt;0;[.C34];[.D34])" office:value-type="float" office:value="0.739085122942925">
            <text:p>0,73908512</text:p>
          </table:table-cell>
          <table:table-cell table:formula="of:=([.C35]+[.E35])/2" office:value-type="float" office:value="0.739085130393505">
            <text:p>0,73908513</text:p>
          </table:table-cell>
          <table:table-cell table:formula="of:=IF([.G34]*[.H34]&lt;0;[.D34];[.E34])" office:value-type="float" office:value="0.739085137844086">
            <text:p>0,73908514</text:p>
          </table:table-cell>
          <table:table-cell/>
          <table:table-cell table:formula="of:=FUNC([.C35])" office:value-type="float" office:value="0.0000000171917379221398">
            <text:p>0,00000002</text:p>
          </table:table-cell>
          <table:table-cell table:formula="of:=FUNC([.D35])" office:value-type="float" office:value="0.00000000472235661685971">
            <text:p>0,00000000</text:p>
          </table:table-cell>
          <table:table-cell table:formula="of:=FUNC([.E35])" office:value-type="float" office:value="-0.00000000774702468842037">
            <text:p>-0,00000001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IF([.G35]*[.H35]&lt;0;[.C35];[.D35])" office:value-type="float" office:value="0.739085130393505">
            <text:p>0,73908513</text:p>
          </table:table-cell>
          <table:table-cell table:formula="of:=([.C36]+[.E36])/2" office:value-type="float" office:value="0.739085134118795">
            <text:p>0,73908513</text:p>
          </table:table-cell>
          <table:table-cell table:formula="of:=IF([.G35]*[.H35]&lt;0;[.D35];[.E35])" office:value-type="float" office:value="0.739085137844086">
            <text:p>0,73908514</text:p>
          </table:table-cell>
          <table:table-cell/>
          <table:table-cell table:formula="of:=FUNC([.C36])" office:value-type="float" office:value="0.00000000472235661685971">
            <text:p>0,00000000</text:p>
          </table:table-cell>
          <table:table-cell table:formula="of:=FUNC([.D36])" office:value-type="float" office:value="-0.00000000151233403578033">
            <text:p>0,00000000</text:p>
          </table:table-cell>
          <table:table-cell table:formula="of:=FUNC([.E36])" office:value-type="float" office:value="-0.00000000774702468842037">
            <text:p>-0,00000001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IF([.G36]*[.H36]&lt;0;[.C36];[.D36])" office:value-type="float" office:value="0.739085130393505">
            <text:p>0,73908513</text:p>
          </table:table-cell>
          <table:table-cell table:formula="of:=([.C37]+[.E37])/2" office:value-type="float" office:value="0.73908513225615">
            <text:p>0,73908513</text:p>
          </table:table-cell>
          <table:table-cell table:formula="of:=IF([.G36]*[.H36]&lt;0;[.D36];[.E36])" office:value-type="float" office:value="0.739085134118795">
            <text:p>0,73908513</text:p>
          </table:table-cell>
          <table:table-cell/>
          <table:table-cell table:formula="of:=FUNC([.C37])" office:value-type="float" office:value="0.00000000472235661685971">
            <text:p>0,00000000</text:p>
          </table:table-cell>
          <table:table-cell table:formula="of:=FUNC([.D37])" office:value-type="float" office:value="0.00000000160501134605084">
            <text:p>0,00000000</text:p>
          </table:table-cell>
          <table:table-cell table:formula="of:=FUNC([.E37])" office:value-type="float" office:value="-0.00000000151233403578033">
            <text:p>0,0000000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IF([.G37]*[.H37]&lt;0;[.C37];[.D37])" office:value-type="float" office:value="0.73908513225615">
            <text:p>0,73908513</text:p>
          </table:table-cell>
          <table:table-cell table:formula="of:=([.C38]+[.E38])/2" office:value-type="float" office:value="0.739085133187473">
            <text:p>0,73908513</text:p>
          </table:table-cell>
          <table:table-cell table:formula="of:=IF([.G37]*[.H37]&lt;0;[.D37];[.E37])" office:value-type="float" office:value="0.739085134118795">
            <text:p>0,73908513</text:p>
          </table:table-cell>
          <table:table-cell/>
          <table:table-cell table:formula="of:=FUNC([.C38])" office:value-type="float" office:value="0.00000000160501134605084">
            <text:p>0,00000000</text:p>
          </table:table-cell>
          <table:table-cell table:formula="of:=FUNC([.D38])" office:value-type="float" office:value="0.0000000000463387106464097">
            <text:p>0,00000000</text:p>
          </table:table-cell>
          <table:table-cell table:formula="of:=FUNC([.E38])" office:value-type="float" office:value="-0.00000000151233403578033">
            <text:p>0,00000000</text:p>
          </table:table-cell>
          <table:table-cell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IF([.G38]*[.H38]&lt;0;[.C38];[.D38])" office:value-type="float" office:value="0.739085133187473">
            <text:p>0,73908513</text:p>
          </table:table-cell>
          <table:table-cell table:formula="of:=([.C39]+[.E39])/2" office:value-type="float" office:value="0.739085133653134">
            <text:p>0,73908513</text:p>
          </table:table-cell>
          <table:table-cell table:formula="of:=IF([.G38]*[.H38]&lt;0;[.D38];[.E38])" office:value-type="float" office:value="0.739085134118795">
            <text:p>0,73908513</text:p>
          </table:table-cell>
          <table:table-cell/>
          <table:table-cell table:formula="of:=FUNC([.C39])" office:value-type="float" office:value="0.0000000000463387106464097">
            <text:p>0,00000000</text:p>
          </table:table-cell>
          <table:table-cell table:formula="of:=FUNC([.D39])" office:value-type="float" office:value="-0.000000000732997662566959">
            <text:p>0,00000000</text:p>
          </table:table-cell>
          <table:table-cell table:formula="of:=FUNC([.E39])" office:value-type="float" office:value="-0.00000000151233403578033">
            <text:p>0,00000000</text:p>
          </table:table-cell>
          <table:table-cell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IF([.G39]*[.H39]&lt;0;[.C39];[.D39])" office:value-type="float" office:value="0.739085133187473">
            <text:p>0,73908513</text:p>
          </table:table-cell>
          <table:table-cell table:formula="of:=([.C40]+[.E40])/2" office:value-type="float" office:value="0.739085133420303">
            <text:p>0,73908513</text:p>
          </table:table-cell>
          <table:table-cell table:formula="of:=IF([.G39]*[.H39]&lt;0;[.D39];[.E39])" office:value-type="float" office:value="0.739085133653134">
            <text:p>0,73908513</text:p>
          </table:table-cell>
          <table:table-cell/>
          <table:table-cell table:formula="of:=FUNC([.C40])" office:value-type="float" office:value="0.0000000000463387106464097">
            <text:p>0,00000000</text:p>
          </table:table-cell>
          <table:table-cell table:formula="of:=FUNC([.D40])" office:value-type="float" office:value="-0.000000000343329475960275">
            <text:p>0,00000000</text:p>
          </table:table-cell>
          <table:table-cell table:formula="of:=FUNC([.E40])" office:value-type="float" office:value="-0.000000000732997662566959">
            <text:p>0,00000000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IF([.G40]*[.H40]&lt;0;[.C40];[.D40])" office:value-type="float" office:value="0.739085133187473">
            <text:p>0,73908513</text:p>
          </table:table-cell>
          <table:table-cell table:formula="of:=([.C41]+[.E41])/2" office:value-type="float" office:value="0.739085133303888">
            <text:p>0,73908513</text:p>
          </table:table-cell>
          <table:table-cell table:formula="of:=IF([.G40]*[.H40]&lt;0;[.D40];[.E40])" office:value-type="float" office:value="0.739085133420303">
            <text:p>0,73908513</text:p>
          </table:table-cell>
          <table:table-cell/>
          <table:table-cell table:formula="of:=FUNC([.C41])" office:value-type="float" office:value="0.0000000000463387106464097">
            <text:p>0,00000000</text:p>
          </table:table-cell>
          <table:table-cell table:formula="of:=FUNC([.D41])" office:value-type="float" office:value="-0.000000000148495438168084">
            <text:p>0,00000000</text:p>
          </table:table-cell>
          <table:table-cell table:formula="of:=FUNC([.E41])" office:value-type="float" office:value="-0.000000000343329475960275">
            <text:p>0,00000000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IF([.G41]*[.H41]&lt;0;[.C41];[.D41])" office:value-type="float" office:value="0.739085133187473">
            <text:p>0,73908513</text:p>
          </table:table-cell>
          <table:table-cell table:formula="of:=([.C42]+[.E42])/2" office:value-type="float" office:value="0.739085133245681">
            <text:p>0,73908513</text:p>
          </table:table-cell>
          <table:table-cell table:formula="of:=IF([.G41]*[.H41]&lt;0;[.D41];[.E41])" office:value-type="float" office:value="0.739085133303888">
            <text:p>0,73908513</text:p>
          </table:table-cell>
          <table:table-cell/>
          <table:table-cell table:formula="of:=FUNC([.C42])" office:value-type="float" office:value="0.0000000000463387106464097">
            <text:p>0,00000000</text:p>
          </table:table-cell>
          <table:table-cell table:formula="of:=FUNC([.D42])" office:value-type="float" office:value="-0.000000000051078363760837">
            <text:p>0,00000000</text:p>
          </table:table-cell>
          <table:table-cell table:formula="of:=FUNC([.E42])" office:value-type="float" office:value="-0.000000000148495438168084">
            <text:p>0,00000000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IF([.G42]*[.H42]&lt;0;[.C42];[.D42])" office:value-type="float" office:value="0.739085133187473">
            <text:p>0,73908513</text:p>
          </table:table-cell>
          <table:table-cell table:formula="of:=([.C43]+[.E43])/2" office:value-type="float" office:value="0.739085133216577">
            <text:p>0,73908513</text:p>
          </table:table-cell>
          <table:table-cell table:formula="of:=IF([.G42]*[.H42]&lt;0;[.D42];[.E42])" office:value-type="float" office:value="0.739085133245681">
            <text:p>0,73908513</text:p>
          </table:table-cell>
          <table:table-cell/>
          <table:table-cell table:formula="of:=FUNC([.C43])" office:value-type="float" office:value="0.0000000000463387106464097">
            <text:p>0,00000000</text:p>
          </table:table-cell>
          <table:table-cell table:formula="of:=FUNC([.D43])" office:value-type="float" office:value="-0.00000000000236988206836486">
            <text:p>0,00000000</text:p>
          </table:table-cell>
          <table:table-cell table:formula="of:=FUNC([.E43])" office:value-type="float" office:value="-0.000000000051078363760837">
            <text:p>0,00000000</text:p>
          </table:table-cell>
          <table:table-cell/>
        </table:table-row>
        <table:table-row table:style-name="ro1" table:number-rows-repeated="6549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oll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ll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number:number-style style:name="N108P0" style:volatile="true">
      <number:number number:decimal-places="8" number:min-integer-digits="1"/>
    </number:number-style>
    <number:number-style style:name="N108">
      <style:text-properties fo:color="#ff0000"/>
      <number:text>-</number:text>
      <number:number number:decimal-places="8" number:min-integer-digits="1"/>
      <style:map style:condition="value()&gt;=0" style:apply-style-name="N108P0"/>
    </number:number-style>
    <number:number-style style:name="N109">
      <number:number number:decimal-places="15" number:min-integer-digits="1"/>
    </number:number-style>
    <number:number-style style:name="N110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3">03/10/2009</text:date>, <text:time>20:13:27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30T21:30:00.15</meta:creation-date>
    <dc:date>2009-10-03T20:13:27.03</dc:date>
    <meta:editing-duration>PT00H23M14S</meta:editing-duration>
    <meta:editing-cycles>5</meta:editing-cycles>
    <meta:generator>OpenOffice.org/3.1$Win32 OpenOffice.org_project/310m11$Build-9399</meta:generator>
    <meta:document-statistic meta:table-count="3" meta:cell-count="25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Function func(x)
  func = cos(x)-x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